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25"/>
    <style:style style:name="ce4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погрешность 0.1, см</text:p>
          </table:table-cell>
          <table:covered-table-cell table:style-name="ce2"/>
          <table:table-cell office:value-type="string" calcext:value-type="string">
            <text:p>&lt;- методы 4-5</text:p>
          </table:table-cell>
          <table:table-cell table:number-columns-repeated="1021"/>
        </table:table-row>
        <table:table-row table:style-name="ro2">
          <table:table-cell table:number-columns-repeated="4"/>
          <table:table-cell office:value-type="string" calcext:value-type="string">
            <text:p>r, см</text:p>
          </table:table-cell>
          <table:table-cell office:value-type="string" calcext:value-type="string">
            <text:p>X, мм</text:p>
          </table:table-cell>
          <table:table-cell table:number-columns-repeated="2"/>
          <table:table-cell office:value-type="string" calcext:value-type="string">
            <text:p>S, см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$s$, см</text:p>
          </table:table-cell>
          <table:table-cell office:value-type="string" calcext:value-type="string">
            <text:p>$h$, см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min 2r_\text{диафрагм.}, с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table:formula="of:=[.U5]^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 calcext:value-type="string">
            <text:p>max 2r_\text{диафрагм.}, см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U6]^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06"/>
        </table:table-row>
        <table:table-row table:style-name="ro2">
          <table:table-cell table:number-columns-repeated="14"/>
          <table:table-cell office:value-type="float" office:value="1.4" calcext:value-type="float">
            <text:p>1.4</text:p>
          </table:table-cell>
          <table:table-cell table:formula="of:=[.U7]^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003"/>
        </table:table-row>
        <table:table-row table:style-name="ro2"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1">
            <text:p>невесть что</text:p>
          </table:table-cell>
          <table:covered-table-cell table:style-name="ce2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l, см</text:p>
          </table:table-cell>
          <table:table-cell office:value-type="float" office:value="24.7" calcext:value-type="float">
            <text:p>24.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N_\text{теор.}=-f_4/f_5</text:p>
          </table:table-cell>
          <table:table-cell office:value-type="float" office:value="4.84" calcext:value-type="float">
            <text:p>4.84</text:p>
          </table:table-cell>
          <table:table-cell table:number-columns-repeated="3"/>
          <table:table-cell office:value-type="string" calcext:value-type="string">
            <text:p>Линза</text:p>
          </table:table-cell>
          <table:table-cell office:value-type="string" calcext:value-type="string">
            <text:p>$L$, см</text:p>
          </table:table-cell>
          <table:table-cell office:value-type="string" calcext:value-type="string">
            <text:p>$l_1$, см</text:p>
          </table:table-cell>
          <table:table-cell office:value-type="string" calcext:value-type="string">
            <text:p>$l_2$, см</text:p>
          </table:table-cell>
          <table:table-cell office:value-type="string" calcext:value-type="string">
            <text:p>$f$, см</text:p>
          </table:table-cell>
          <table:table-cell office:value-type="string" calcext:value-type="string">
            <text:p>$\sigma_f$, см</text:p>
          </table:table-cell>
          <table:table-cell table:number-columns-repeated="1007"/>
        </table:table-row>
        <table:table-row table:style-name="ro2">
          <table:table-cell table:number-columns-repeated="6"/>
          <table:table-cell office:value-type="string" calcext:value-type="string">
            <text:p>\alpha_2</text:p>
          </table:table-cell>
          <table:table-cell office:value-type="string" calcext:value-type="string">
            <text:p>13 цел. Дел. На 5 кл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3.6" calcext:value-type="float">
            <text:p>43.6</text:p>
          </table:table-cell>
          <table:table-cell office:value-type="float" office:value="9.8" calcext:value-type="float">
            <text:p>9.8</text:p>
          </table:table-cell>
          <table:table-cell office:value-type="float" office:value="33.4" calcext:value-type="float">
            <text:p>33.4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 calcext:value-type="string">
            <text:p>dist_{4-5}, см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9.8" calcext:value-type="float">
            <text:p>49.8</text:p>
          </table:table-cell>
          <table:table-cell office:value-type="float" office:value="15.1" calcext:value-type="float">
            <text:p>15.1</text:p>
          </table:table-cell>
          <table:table-cell office:value-type="float" office:value="34.3" calcext:value-type="float">
            <text:p>34.3</text:p>
          </table:table-cell>
          <table:table-cell table:number-columns-repeated="1009"/>
        </table:table-row>
        <table:table-row table:style-name="ro2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84.1" calcext:value-type="float">
            <text:p>84.1</text:p>
          </table:table-cell>
          <table:table-cell office:value-type="float" office:value="29.3" calcext:value-type="float">
            <text:p>29.3</text:p>
          </table:table-cell>
          <table:table-cell office:value-type="float" office:value="55.3" calcext:value-type="float">
            <text:p>55.3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f_1</text:p>
          </table:table-cell>
          <table:table-cell office:value-type="float" office:value="8.3" calcext:value-type="float">
            <text:p>8.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20.8" calcext:value-type="float">
            <text:p>120.8</text:p>
          </table:table-cell>
          <table:table-cell office:value-type="float" office:value="44.6" calcext:value-type="float">
            <text:p>44.6</text:p>
          </table:table-cell>
          <table:table-cell office:value-type="float" office:value="76.4" calcext:value-type="float">
            <text:p>76.4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f_1'</text:p>
          </table:table-cell>
          <table:table-cell office:value-type="float" office:value="7.6" calcext:value-type="float">
            <text:p>7.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_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_2'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_3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f_3'</text:p>
          </table:table-cell>
          <table:table-cell office:value-type="float" office:value="16.1" calcext:value-type="float">
            <text:p>16.1</text:p>
          </table:table-cell>
          <table:table-cell table:number-columns-repeated="10"/>
          <table:table-cell office:value-type="string" calcext:value-type="string">
            <text:p>Линза 1</text:p>
          </table:table-cell>
          <table:table-cell office:value-type="string" calcext:value-type="string">
            <text:p>$l_1$, см</text:p>
          </table:table-cell>
          <table:table-cell office:value-type="float" office:value="61.4" calcext:value-type="float">
            <text:p>61.4</text:p>
          </table:table-cell>
          <table:table-cell office:value-type="float" office:value="58.5" calcext:value-type="float">
            <text:p>58.5</text:p>
          </table:table-cell>
          <table:table-cell office:value-type="float" office:value="57.3" calcext:value-type="float">
            <text:p>57.3</text:p>
          </table:table-cell>
          <table:table-cell office:value-type="float" office:value="54.5" calcext:value-type="float">
            <text:p>54.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1/(1/[.Q26]+1/([.P26]-42.3))" office:value-type="float" office:value="-7.00888888888888" calcext:value-type="float">
            <text:p>-7.00888888888888</text:p>
          </table:table-cell>
          <table:table-cell/>
          <table:table-cell table:formula="of:=1/(1/[.Q28]+1/([.P28]-42.3))" office:value-type="float" office:value="-8.67450980392156" calcext:value-type="float">
            <text:p>-8.67450980392156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f_4</text:p>
          </table:table-cell>
          <table:table-cell office:value-type="float" office:value="30.5" calcext:value-type="float">
            <text:p>30.5</text:p>
          </table:table-cell>
          <table:table-cell table:number-columns-repeated="2"/>
          <table:table-cell office:value-type="string" calcext:value-type="string">
            <text:p>Линза</text:p>
          </table:table-cell>
          <table:table-cell office:value-type="string" calcext:value-type="string">
            <text:p>$f_{str}$, см</text:p>
          </table:table-cell>
          <table:table-cell office:value-type="string" calcext:value-type="string">
            <text:p>$f_{opp}$, см </text:p>
          </table:table-cell>
          <table:table-cell office:value-type="string" calcext:value-type="string">
            <text:p>$f$, см</text:p>
          </table:table-cell>
          <table:table-cell office:value-type="string" calcext:value-type="string">
            <text:p>$\sigma_f$, см</text:p>
          </table:table-cell>
          <table:table-cell table:number-columns-repeated="4"/>
          <table:table-cell office:value-type="string" calcext:value-type="string">
            <text:p>$b$, см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1/(1/[.Q27]+1/([.P27]-42.3))" office:value-type="float" office:value="-7.75434782608694" calcext:value-type="float">
            <text:p>-7.75434782608694</text:p>
          </table:table-cell>
          <table:table-cell/>
          <table:table-cell table:formula="of:=1/(1/[.Q29]+1/([.P29]-42.3))" office:value-type="float" office:value="-8.93389355742297" calcext:value-type="float">
            <text:p>-8.93389355742297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f_4'</text:p>
          </table:table-cell>
          <table:table-cell office:value-type="float" office:value="31.6" calcext:value-type="float">
            <text:p>31.6</text:p>
          </table:table-cell>
          <table:table-cell table:number-columns-repeated="3"/>
          <table:table-cell table:number-columns-repeated="2" office:value-type="float" office:value="7.6" calcext:value-type="float">
            <text:p>7.6</text:p>
          </table:table-cell>
          <table:table-cell table:number-columns-repeated="5"/>
          <table:table-cell office:value-type="string" calcext:value-type="string">
            <text:p>Линза 5.</text:p>
          </table:table-cell>
          <table:table-cell office:value-type="string" calcext:value-type="string">
            <text:p>$l_1$, см</text:p>
          </table:table-cell>
          <table:table-cell office:value-type="float" office:value="38.5" calcext:value-type="float">
            <text:p>38.5</text:p>
          </table:table-cell>
          <table:table-cell office:value-type="float" office:value="38.2" calcext:value-type="float">
            <text:p>38.2</text:p>
          </table:table-cell>
          <table:table-cell office:value-type="float" office:value="36.7" calcext:value-type="float">
            <text:p>36.7</text:p>
          </table:table-cell>
          <table:table-cell office:value-type="float" office:value="34.9" calcext:value-type="float">
            <text:p>34.9</text:p>
          </table:table-cell>
          <table:table-cell office:value-type="float" office:value="33.8" calcext:value-type="float">
            <text:p>33.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_0</text:p>
          </table:table-cell>
          <table:table-cell office:value-type="float" office:value="32.4" calcext:value-type="float">
            <text:p>32.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$b$, см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15.8" calcext:value-type="float">
            <text:p>15.8</text:p>
          </table:table-cell>
          <table:table-cell office:value-type="float" office:value="43.1" calcext:value-type="float">
            <text:p>43.1</text:p>
          </table:table-cell>
          <table:table-cell office:value-type="float" office:value="60.5" calcext:value-type="float">
            <text:p>60.5</text:p>
          </table:table-cell>
          <table:table-cell/>
          <table:table-cell table:formula="of:=1/(1/[.Q30]+1/([.P30]-42.3))" office:value-type="float" office:value="-9.88942307692308" calcext:value-type="float">
            <text:p>-9.8894230769230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b_1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.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_2</text:p>
          </table:table-cell>
          <table:table-cell office:value-type="float" office:value="26.6" calcext:value-type="float">
            <text:p>26.6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31.6" calcext:value-type="float">
            <text:p>31.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-8.8" calcext:value-type="float">
            <text:p>-8.8</text:p>
          </table:table-cell>
          <table:table-cell office:value-type="float" office:value="-9.1" calcext:value-type="float">
            <text:p>-9.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5"/>
          <table:table-cell office:value-type="float" office:value="38.5" calcext:value-type="float">
            <text:p>38.5</text:p>
          </table:table-cell>
          <table:table-cell office:value-type="float" office:value="8.3" calcext:value-type="float">
            <text:p>8.3</text:p>
          </table:table-cell>
          <table:table-cell table:formula="of:=1/[.Q26]" office:value-type="float" office:value="0.120481927710843" calcext:value-type="float">
            <text:p>0.120481927710843</text:p>
          </table:table-cell>
          <table:table-cell table:formula="of:=1/([.P26]-42.3)" office:value-type="float" office:value="-0.263157894736842" calcext:value-type="float">
            <text:p>-0.263157894736842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float" office:value="38.2" calcext:value-type="float">
            <text:p>38.2</text:p>
          </table:table-cell>
          <table:table-cell office:value-type="float" office:value="8.7" calcext:value-type="float">
            <text:p>8.7</text:p>
          </table:table-cell>
          <table:table-cell table:formula="of:=1/[.Q27]" office:value-type="float" office:value="0.114942528735632" calcext:value-type="float">
            <text:p>0.114942528735632</text:p>
          </table:table-cell>
          <table:table-cell table:formula="of:=1/([.P27]-42.3)" office:value-type="float" office:value="-0.243902439024391" calcext:value-type="float">
            <text:p>-0.243902439024391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formula="of:=([.H28]-7.57870513139349)^2" office:value-type="float" office:value="0.000171426016923716" calcext:value-type="float">
            <text:p>0.000171426016924</text:p>
          </table:table-cell>
          <table:table-cell/>
          <table:table-cell table:formula="of:=1/(1/[.J28]+1/([.I28]-42.3))" office:value-type="float" office:value="7.59179810725552" calcext:value-type="float">
            <text:p>7.59179810725552</text:p>
          </table:table-cell>
          <table:table-cell office:value-type="float" office:value="61.4" calcext:value-type="float">
            <text:p>61.4</text:p>
          </table:table-cell>
          <table:table-cell office:value-type="float" office:value="12.6" calcext:value-type="float">
            <text:p>12.6</text:p>
          </table:table-cell>
          <table:table-cell table:formula="of:=1/[.J28]" office:value-type="float" office:value="0.0793650793650794" calcext:value-type="float">
            <text:p>0.079365079365079</text:p>
          </table:table-cell>
          <table:table-cell table:formula="of:=1/([.I28]-42.3)" office:value-type="float" office:value="0.0523560209424084" calcext:value-type="float">
            <text:p>0.052356020942408</text:p>
          </table:table-cell>
          <table:table-cell table:number-columns-repeated="3"/>
          <table:table-cell office:value-type="float" office:value="36.7" calcext:value-type="float">
            <text:p>36.7</text:p>
          </table:table-cell>
          <table:table-cell office:value-type="float" office:value="15.8" calcext:value-type="float">
            <text:p>15.8</text:p>
          </table:table-cell>
          <table:table-cell table:formula="of:=1/[.Q28]" office:value-type="float" office:value="0.0632911392405063" calcext:value-type="float">
            <text:p>0.063291139240506</text:p>
          </table:table-cell>
          <table:table-cell table:formula="of:=1/([.P28]-42.3)" office:value-type="float" office:value="-0.178571428571429" calcext:value-type="float">
            <text:p>-0.178571428571429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formula="of:=([.H29]-7.57870513139349)^2" office:value-type="float" office:value="0.0241766478191783" calcext:value-type="float">
            <text:p>0.024176647819178</text:p>
          </table:table-cell>
          <table:table-cell/>
          <table:table-cell table:formula="of:=1/(1/[.J29]+1/([.I29]-42.3))" office:value-type="float" office:value="7.7341935483871" calcext:value-type="float">
            <text:p>7.7341935483871</text:p>
          </table:table-cell>
          <table:table-cell office:value-type="float" office:value="58.5" calcext:value-type="float">
            <text:p>58.5</text:p>
          </table:table-cell>
          <table:table-cell office:value-type="float" office:value="14.8" calcext:value-type="float">
            <text:p>14.8</text:p>
          </table:table-cell>
          <table:table-cell table:formula="of:=1/[.J29]" office:value-type="float" office:value="0.0675675675675676" calcext:value-type="float">
            <text:p>0.067567567567568</text:p>
          </table:table-cell>
          <table:table-cell table:formula="of:=1/([.I29]-42.3)" office:value-type="float" office:value="0.0617283950617284" calcext:value-type="float">
            <text:p>0.061728395061728</text:p>
          </table:table-cell>
          <table:table-cell table:number-columns-repeated="3"/>
          <table:table-cell office:value-type="float" office:value="34.9" calcext:value-type="float">
            <text:p>34.9</text:p>
          </table:table-cell>
          <table:table-cell office:value-type="float" office:value="43.1" calcext:value-type="float">
            <text:p>43.1</text:p>
          </table:table-cell>
          <table:table-cell table:formula="of:=1/[.Q29]" office:value-type="float" office:value="0.0232018561484919" calcext:value-type="float">
            <text:p>0.023201856148492</text:p>
          </table:table-cell>
          <table:table-cell table:formula="of:=1/([.P29]-42.3)" office:value-type="float" office:value="-0.135135135135135" calcext:value-type="float">
            <text:p>-0.135135135135135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formula="of:=([.H30]-7.57870513139349)^2" office:value-type="float" office:value="0.00195768093125077" calcext:value-type="float">
            <text:p>0.001957680931251</text:p>
          </table:table-cell>
          <table:table-cell/>
          <table:table-cell table:formula="of:=1/(1/[.J30]+1/([.I30]-42.3))" office:value-type="float" office:value="7.62295081967213" calcext:value-type="float">
            <text:p>7.62295081967213</text:p>
          </table:table-cell>
          <table:table-cell office:value-type="float" office:value="57.3" calcext:value-type="float">
            <text:p>57.3</text:p>
          </table:table-cell>
          <table:table-cell office:value-type="float" office:value="15.5" calcext:value-type="float">
            <text:p>15.5</text:p>
          </table:table-cell>
          <table:table-cell table:formula="of:=1/[.J30]" office:value-type="float" office:value="0.0645161290322581" calcext:value-type="float">
            <text:p>0.064516129032258</text:p>
          </table:table-cell>
          <table:table-cell table:formula="of:=1/([.I30]-42.3)" office:value-type="float" office:value="0.0666666666666667" calcext:value-type="float">
            <text:p>0.066666666666667</text:p>
          </table:table-cell>
          <table:table-cell table:number-columns-repeated="3"/>
          <table:table-cell office:value-type="float" office:value="33.8" calcext:value-type="float">
            <text:p>33.8</text:p>
          </table:table-cell>
          <table:table-cell office:value-type="float" office:value="60.5" calcext:value-type="float">
            <text:p>60.5</text:p>
          </table:table-cell>
          <table:table-cell table:formula="of:=1/[.Q30]" office:value-type="float" office:value="0.0165289256198347" calcext:value-type="float">
            <text:p>0.016528925619835</text:p>
          </table:table-cell>
          <table:table-cell table:formula="of:=1/([.P30]-42.3)" office:value-type="float" office:value="-0.117647058823529" calcext:value-type="float">
            <text:p>-0.117647058823529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formula="of:=([.H31]-7.57870513139349)^2" office:value-type="float" office:value="0.00697057852332988" calcext:value-type="float">
            <text:p>0.00697057852333</text:p>
          </table:table-cell>
          <table:table-cell/>
          <table:table-cell table:formula="of:=1/(1/[.J31]+1/([.I31]-42.3))" office:value-type="float" office:value="7.66219512195122" calcext:value-type="float">
            <text:p>7.66219512195122</text:p>
          </table:table-cell>
          <table:table-cell office:value-type="float" office:value="54.5" calcext:value-type="float">
            <text:p>54.5</text:p>
          </table:table-cell>
          <table:table-cell office:value-type="float" office:value="20.6" calcext:value-type="float">
            <text:p>20.6</text:p>
          </table:table-cell>
          <table:table-cell table:formula="of:=1/[.J31]" office:value-type="float" office:value="0.0485436893203883" calcext:value-type="float">
            <text:p>0.048543689320388</text:p>
          </table:table-cell>
          <table:table-cell table:formula="of:=1/([.I31]-42.3)" office:value-type="float" office:value="0.0819672131147541" calcext:value-type="float">
            <text:p>0.081967213114754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formula="of:=([.H32]-7.57870513139349)^2" office:value-type="float" office:value="0.0878038069761198" calcext:value-type="float">
            <text:p>0.08780380697612</text:p>
          </table:table-cell>
          <table:table-cell/>
          <table:table-cell table:formula="of:=1/(1/[.J32]+1/([.I32]-42.3))" office:value-type="float" office:value="7.28238805970149" calcext:value-type="float">
            <text:p>7.28238805970149</text:p>
          </table:table-cell>
          <table:table-cell office:value-type="float" office:value="53" calcext:value-type="float">
            <text:p>53</text:p>
          </table:table-cell>
          <table:table-cell office:value-type="float" office:value="22.8" calcext:value-type="float">
            <text:p>22.8</text:p>
          </table:table-cell>
          <table:table-cell table:formula="of:=1/[.J32]" office:value-type="float" office:value="0.043859649122807" calcext:value-type="float">
            <text:p>0.043859649122807</text:p>
          </table:table-cell>
          <table:table-cell table:formula="of:=1/([.I32]-42.3)" office:value-type="float" office:value="0.0934579439252336" calcext:value-type="float">
            <text:p>0.09345794392523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5"/>
          <table:table-cell table:formula="of:=([.V18]--8.45221263064868)^2" office:value-type="float" office:value="2.08318342352751" calcext:value-type="float">
            <text:p>2.08318342352751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formula="of:=([.V19]--8.45221263064868)^2" office:value-type="float" office:value="0.487015285445997" calcext:value-type="float">
            <text:p>0.487015285445997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formula="of:=([.X18]--8.45221263064868)^2" office:value-type="float" office:value="0.0494160332451112" calcext:value-type="float">
            <text:p>0.049416033245111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table:formula="of:=AVERAGE([.H28:.H32])" office:value-type="float" office:value="7.57870513139349" calcext:value-type="float">
            <text:p>7.57870513139349</text:p>
          </table:table-cell>
          <table:table-cell table:formula="of:=SQRT(SUM([.F28:.F32])/20)" office:value-type="float" office:value="0.0778074997242562" calcext:value-type="float">
            <text:p>0.077807499724256</text:p>
          </table:table-cell>
          <table:table-cell table:style-name="ce3" table:formula="of:=([.M10]^2-([.O10]-[.N10])^2)/(4*[.M10])" office:value-type="float" office:value="7.70642201834862" calcext:value-type="float">
            <text:p>7.7</text:p>
          </table:table-cell>
          <table:table-cell table:style-name="ce3" table:formula="of:=(0.05/[.M10]+0.05/[.N10]+0.05/[.O10])*[.J38]" office:value-type="float" office:value="0.0596926795224586" calcext:value-type="float">
            <text:p>0.1</text:p>
          </table:table-cell>
          <table:table-cell table:number-columns-repeated="4"/>
          <table:table-cell table:formula="of:=([.X19]--8.45221263064868)^2" office:value-type="float" office:value="0.232016515218136" calcext:value-type="float">
            <text:p>0.232016515218136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3"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" table:formula="of:=([.M11]^2-([.O11]-[.N11])^2)/(4*[.M11])" office:value-type="float" office:value="10.5993975903614" calcext:value-type="float">
            <text:p>10.6</text:p>
          </table:table-cell>
          <table:table-cell table:style-name="ce3" table:formula="of:=(0.05/[.M11]+0.05/[.N11]+0.05/[.O11])*[.J39]" office:value-type="float" office:value="0.0611903253621826" calcext:value-type="float">
            <text:p>0.1</text:p>
          </table:table-cell>
          <table:table-cell table:number-columns-repeated="4"/>
          <table:table-cell table:formula="of:=([.V21]--8.45221263064868)^2" office:value-type="float" office:value="2.06557386688025" calcext:value-type="float">
            <text:p>2.06557386688025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3" office:value-type="float" office:value="19.4" calcext:value-type="float">
            <text:p>19.4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" table:formula="of:=([.M12]^2-([.O12]-[.N12])^2)/(4*[.M12])" office:value-type="float" office:value="19.0154875148633" calcext:value-type="float">
            <text:p>19.0</text:p>
          </table:table-cell>
          <table:table-cell table:style-name="ce3" table:formula="of:=(0.05/[.M12]+0.05/[.N12]+0.05/[.O12])*[.J40]" office:value-type="float" office:value="0.0609479479805757" calcext:value-type="float">
            <text:p>0.1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3" office:value-type="float" office:value="28.6" calcext:value-type="float">
            <text:p>28.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3" table:formula="of:=([.M13]^2-([.O13]-[.N13])^2)/(4*[.M13])" office:value-type="float" office:value="28.107201986755" calcext:value-type="float">
            <text:p>28.1</text:p>
          </table:table-cell>
          <table:table-cell table:style-name="ce3" table:formula="of:=(0.05/[.M13]+0.05/[.N13]+0.05/[.O13])*[.J41]" office:value-type="float" office:value="0.0615388574835566" calcext:value-type="float">
            <text:p>0.1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3" table:formula="of:=0.5*([.G24]+[.H24])" office:value-type="float" office:value="-8.95" calcext:value-type="float">
            <text:p>-9.0</text:p>
          </table:table-cell>
          <table:table-cell office:value-type="float" office:value="0.3" calcext:value-type="float">
            <text:p>0.3</text:p>
          </table:table-cell>
          <table:table-cell table:formula="of:=AVERAGE([.V18:.V22])" office:value-type="float" office:value="-8.2175532639663" calcext:value-type="float">
            <text:p>-8.2175532639663</text:p>
          </table:table-cell>
          <table:table-cell table:formula="of:=SQRT(SUM([.P35:.P39])/20)" office:value-type="float" office:value="0.49584297536201" calcext:value-type="float">
            <text:p>0.49584297536201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lat</meta:initial-creator>
    <meta:creation-date>2015-06-05T18:17:20</meta:creation-date>
    <dc:date>2020-05-23T00:47:45.147000000</dc:date>
    <meta:generator>LibreOffice/5.3.3.2$Windows_x86 LibreOffice_project/3d9a8b4b4e538a85e0782bd6c2d430bafe583448</meta:generator>
    <meta:editing-duration>P2DT3H46M42S</meta:editing-duration>
    <meta:editing-cycles>1</meta:editing-cycles>
    <meta:document-statistic meta:table-count="1" meta:cell-count="2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